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1055in" svg:y="3.85in">
            <draw:object draw:notify-on-update-of-ranges="Sheet1.A2:Sheet1.A14 Sheet1.B1:Sheet1.B1 Sheet1.B2:Sheet1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378in" svg:x="6.4417in" svg:y="3.9055in">
            <draw:object draw:notify-on-update-of-ranges="Sheet1.A2:Sheet1.A14 Sheet1.F1:Sheet1.F1 Sheet1.F2:Sheet1.F14 Sheet1.G1:Sheet1.G1 Sheet1.G2:Sheet1.G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839in" svg:y="0.0394in">
            <draw:object draw:notify-on-update-of-ranges="Sheet1.A1:Sheet1.A1 Sheet1.A2:Sheet1.A14 Sheet1.E1:Sheet1.E1 Sheet1.E2:Sheet1.E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GNUR failures</text:p>
          </table:table-cell>
          <table:table-cell office:value-type="string">
            <text:p>fastr</text:p>
          </table:table-cell>
          <table:table-cell office:value-type="string">
            <text:p>renjin</text:p>
          </table:table-cell>
          <table:table-cell office:value-type="string">
            <text:p>tot tests</text:p>
          </table:table-cell>
          <table:table-cell office:value-type="string">
            <text:p>Fastr %</text:p>
          </table:table-cell>
          <table:table-cell office:value-type="string">
            <text:p>Renjin %</text:p>
          </table:table-cell>
        </table:table-row>
        <table:table-row table:style-name="ro1">
          <table:table-cell office:value-type="string">
            <text:p>builtins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formula="of:=100 - [.C2]/[.E2] * 100" office:value-type="float" office:value="52.9411764705882">
            <text:p>52.9411764706</text:p>
          </table:table-cell>
          <table:table-cell table:formula="of:= 100 - [.D2]/[.E2] * 100" office:value-type="float" office:value="90.1960784313726">
            <text:p>90.1960784314</text:p>
          </table:table-cell>
        </table:table-row>
        <table:table-row table:style-name="ro2">
          <table:table-cell office:value-type="string">
            <text:p>contro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100 - [.C3]/[.E3] * 100" office:value-type="float" office:value="64.7058823529412">
            <text:p>64.7058823529</text:p>
          </table:table-cell>
          <table:table-cell table:formula="of:= 100 - [.D3]/[.E3] * 100" office:value-type="float" office:value="52.9411764705882">
            <text:p>52.9411764706</text:p>
          </table:table-cell>
        </table:table-row>
        <table:table-row table:style-name="ro2">
          <table:table-cell office:value-type="string">
            <text:p>array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100 - [.C4]/[.E4] * 100" office:value-type="float" office:value="56.7251461988304">
            <text:p>56.7251461988</text:p>
          </table:table-cell>
          <table:table-cell table:formula="of:= 100 - [.D4]/[.E4] * 100" office:value-type="float" office:value="59.6491228070176">
            <text:p>59.649122807</text:p>
          </table:table-cell>
        </table:table-row>
        <table:table-row table:style-name="ro2">
          <table:table-cell office:value-type="string">
            <text:p>lis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formula="of:=100 - [.C5]/[.E5] * 100" office:value-type="float" office:value="32.3529411764706">
            <text:p>32.3529411765</text:p>
          </table:table-cell>
          <table:table-cell table:formula="of:= 100 - [.D5]/[.E5] * 100" office:value-type="float" office:value="41.1764705882353">
            <text:p>41.1764705882</text:p>
          </table:table-cell>
        </table:table-row>
        <table:table-row table:style-name="ro2">
          <table:table-cell office:value-type="string">
            <text:p>matrix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147">
            <text:p>147</text:p>
          </table:table-cell>
          <table:table-cell table:formula="of:=100 - [.C6]/[.E6] * 100" office:value-type="float" office:value="60.5442176870748">
            <text:p>60.5442176871</text:p>
          </table:table-cell>
          <table:table-cell table:formula="of:= 100 - [.D6]/[.E6] * 100" office:value-type="float" office:value="65.3061224489796">
            <text:p>65.306122449</text:p>
          </table:table-cell>
        </table:table-row>
        <table:table-row table:style-name="ro2">
          <table:table-cell office:value-type="string">
            <text:p>vector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129">
            <text:p>129</text:p>
          </table:table-cell>
          <table:table-cell office:value-type="float" office:value="423">
            <text:p>423</text:p>
          </table:table-cell>
          <table:table-cell table:formula="of:=100 - [.C7]/[.E7] * 100" office:value-type="float" office:value="67.612293144208">
            <text:p>67.6122931442</text:p>
          </table:table-cell>
          <table:table-cell table:formula="of:= 100 - [.D7]/[.E7] * 100" office:value-type="float" office:value="69.5035460992908">
            <text:p>69.5035460993</text:p>
          </table:table-cell>
        </table:table-row>
        <table:table-row table:style-name="ro2">
          <table:table-cell office:value-type="string">
            <text:p>arithmetic</text:p>
          </table:table-cell>
          <table:table-cell office:value-type="float" office:value="19">
            <text:p>19</text:p>
          </table:table-cell>
          <table:table-cell office:value-type="float" office:value="651">
            <text:p>651</text:p>
          </table:table-cell>
          <table:table-cell office:value-type="float" office:value="487">
            <text:p>487</text:p>
          </table:table-cell>
          <table:table-cell office:value-type="float" office:value="1168">
            <text:p>1168</text:p>
          </table:table-cell>
          <table:table-cell table:formula="of:=100 - [.C8]/[.E8] * 100" office:value-type="float" office:value="44.263698630137">
            <text:p>44.2636986301</text:p>
          </table:table-cell>
          <table:table-cell table:formula="of:= 100 - [.D8]/[.E8] * 100" office:value-type="float" office:value="58.304794520548">
            <text:p>58.3047945205</text:p>
          </table:table-cell>
        </table:table-row>
        <table:table-row table:style-name="ro2">
          <table:table-cell office:value-type="string">
            <text:p>logical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238">
            <text:p>238</text:p>
          </table:table-cell>
          <table:table-cell office:value-type="float" office:value="634">
            <text:p>634</text:p>
          </table:table-cell>
          <table:table-cell table:formula="of:=100 - [.C9]/[.E9] * 100" office:value-type="float" office:value="44.794952681388">
            <text:p>44.7949526814</text:p>
          </table:table-cell>
          <table:table-cell table:formula="of:= 100 - [.D9]/[.E9] * 100" office:value-type="float" office:value="62.4605678233439">
            <text:p>62.4605678233</text:p>
          </table:table-cell>
        </table:table-row>
        <table:table-row table:style-name="ro2">
          <table:table-cell office:value-type="string">
            <text:p>priority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table:formula="of:=100 - [.C10]/[.E10] * 100" office:value-type="float" office:value="16.4948453608247">
            <text:p>16.4948453608</text:p>
          </table:table-cell>
          <table:table-cell table:formula="of:= 100 - [.D10]/[.E10] * 100" office:value-type="float" office:value="30.9278350515464">
            <text:p>30.9278350515</text:p>
          </table:table-cell>
        </table:table-row>
        <table:table-row table:style-name="ro2">
          <table:table-cell office:value-type="string">
            <text:p>operators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93">
            <text:p>193</text:p>
          </table:table-cell>
          <table:table-cell office:value-type="float" office:value="358">
            <text:p>358</text:p>
          </table:table-cell>
          <table:table-cell table:formula="of:=100 - [.C11]/[.E11] * 100" office:value-type="float" office:value="63.6871508379888">
            <text:p>63.687150838</text:p>
          </table:table-cell>
          <table:table-cell table:formula="of:= 100 - [.D11]/[.E11] * 100" office:value-type="float" office:value="46.0893854748603">
            <text:p>46.0893854749</text:p>
          </table:table-cell>
        </table:table-row>
        <table:table-row table:style-name="ro2">
          <table:table-cell office:value-type="string">
            <text:p>relational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23">
            <text:p>323</text:p>
          </table:table-cell>
          <table:table-cell office:value-type="float" office:value="809">
            <text:p>809</text:p>
          </table:table-cell>
          <table:table-cell table:formula="of:=100 - [.C12]/[.E12] * 100" office:value-type="float" office:value="66.6254635352287">
            <text:p>66.6254635352</text:p>
          </table:table-cell>
          <table:table-cell table:formula="of:= 100 - [.D12]/[.E12] * 100" office:value-type="float" office:value="60.0741656365884">
            <text:p>60.0741656366</text:p>
          </table:table-cell>
        </table:table-row>
        <table:table-row table:style-name="ro2">
          <table:table-cell office:value-type="string">
            <text:p>evaluat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100 - [.C13]/[.E13] * 100" office:value-type="float" office:value="78.9473684210526">
            <text:p>78.9473684211</text:p>
          </table:table-cell>
          <table:table-cell table:formula="of:= 100 - [.D13]/[.E13] * 100" office:value-type="float" office:value="57.8947368421053">
            <text:p>57.8947368421</text:p>
          </table:table-cell>
        </table:table-row>
        <table:table-row table:style-name="ro2">
          <table:table-cell office:value-type="string">
            <text:p>attributes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100 - [.C14]/[.E14] * 100" office:value-type="float" office:value="50">
            <text:p>50</text:p>
          </table:table-cell>
          <table:table-cell table:formula="of:= 100 - [.D14]/[.E14] * 100" office:value-type="float" office:value="50">
            <text:p>50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4])" office:value-type="float" office:value="45">
            <text:p>45</text:p>
          </table:table-cell>
          <table:table-cell table:formula="of:=SUM([.C2:.C14])" office:value-type="float" office:value="1811">
            <text:p>1811</text:p>
          </table:table-cell>
          <table:table-cell table:formula="of:=SUM([.D2:.D14])" office:value-type="float" office:value="1601">
            <text:p>1601</text:p>
          </table:table-cell>
          <table:table-cell table:formula="of:=SUM([.E2:.E14])" office:value-type="float" office:value="3934">
            <text:p>39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 style:data-style-name="N2" text:time-value="0000-00-00T17:02:55.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8:35:41.06</meta:creation-date>
    <dc:date>2013-06-15T22:13:30.28</dc:date>
    <meta:editing-duration>P0D</meta:editing-duration>
    <meta:editing-cycles>2</meta:editing-cycles>
    <meta:generator>LibreOffice/4.0.2.2$Windows_x86 LibreOffice_project/4c82dcdd6efcd48b1d8bba66bfe1989deee49c3</meta:generator>
    <meta:document-statistic meta:table-count="1" meta:cell-count="1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14" chart:data-source-has-labels="both" svg:x="0.77cm" svg:y="0.855cm" svg:width="14.59cm" svg:height="7.545cm">
          <chartooo:coordinate-region svg:x="2.529cm" svg:y="0.855cm" svg:width="12.645cm" svg:height="6.872cm"/>
          <chart:axis chart:dimension="x" chart:name="primary-x" chart:style-name="ch3" chartooo:axis-type="auto">
            <chartooo:date-scale/>
            <chart:categories table:cell-range-address="Sheet1.A2:Sheet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UR failur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iltins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ithmetic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ogic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or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lat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bar" chart:style-name="ch1">
        <chart:legend chart:legend-position="end" svg:x="13.869cm" svg:y="3.919cm" style:legend-expansion="high" chart:style-name="ch2"/>
        <chart:plot-area chart:style-name="ch3" table:cell-range-address="Sheet1.A2:Sheet1.A14 Sheet1.F1:Sheet1.G14" chart:data-source-has-labels="both" svg:x="0.77cm" svg:y="0.851cm" svg:width="12.459cm" svg:height="7.537cm">
          <chartooo:coordinate-region svg:x="2.529cm" svg:y="0.851cm" svg:width="10.42cm" svg:height="6.864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4" chart:label-cell-address="Sheet1.F1:Sheet1.F1" chart:class="chart:bar">
            <chart:data-point chart:repeated="13"/>
          </chart:series>
          <chart:series chart:style-name="ch8" chart:values-cell-range-address="Sheet1.G2:Sheet1.G14" chart:label-cell-address="Sheet1.G1:Sheet1.G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r %</text:p>
                <draw:g>
                  <svg:desc>Sheet1.F1:Sheet1.F1</svg:desc>
                </draw:g>
              </table:table-cell>
              <table:table-cell office:value-type="string">
                <text:p>Renjin %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iltins</text:p>
                <draw:g>
                  <svg:desc>Sheet1.A2:Sheet1.A14</svg:desc>
                </draw:g>
              </table:table-cell>
              <table:table-cell office:value-type="float" office:value="52.9411764705882">
                <text:p>52.9411764705882</text:p>
                <draw:g>
                  <svg:desc>Sheet1.F2:Sheet1.F14</svg:desc>
                </draw:g>
              </table:table-cell>
              <table:table-cell office:value-type="float" office:value="90.1960784313726">
                <text:p>90.1960784313726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64.7058823529412">
                <text:p>64.7058823529412</text:p>
              </table:table-cell>
              <table:table-cell office:value-type="float" office:value="52.9411764705882">
                <text:p>52.9411764705882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56.7251461988304">
                <text:p>56.7251461988304</text:p>
              </table:table-cell>
              <table:table-cell office:value-type="float" office:value="59.6491228070176">
                <text:p>59.6491228070176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2.3529411764706">
                <text:p>32.3529411764706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60.5442176870748">
                <text:p>60.5442176870748</text:p>
              </table:table-cell>
              <table:table-cell office:value-type="float" office:value="65.3061224489796">
                <text:p>65.3061224489796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67.612293144208">
                <text:p>67.612293144208</text:p>
              </table:table-cell>
              <table:table-cell office:value-type="float" office:value="69.5035460992908">
                <text:p>69.5035460992908</text:p>
              </table:table-cell>
            </table:table-row>
            <table:table-row>
              <table:table-cell office:value-type="string">
                <text:p>arithmetic</text:p>
              </table:table-cell>
              <table:table-cell office:value-type="float" office:value="44.263698630137">
                <text:p>44.263698630137</text:p>
              </table:table-cell>
              <table:table-cell office:value-type="float" office:value="58.304794520548">
                <text:p>58.304794520548</text:p>
              </table:table-cell>
            </table:table-row>
            <table:table-row>
              <table:table-cell office:value-type="string">
                <text:p>logical</text:p>
              </table:table-cell>
              <table:table-cell office:value-type="float" office:value="44.794952681388">
                <text:p>44.794952681388</text:p>
              </table:table-cell>
              <table:table-cell office:value-type="float" office:value="62.4605678233439">
                <text:p>62.4605678233439</text:p>
              </table:table-cell>
            </table:table-row>
            <table:table-row>
              <table:table-cell office:value-type="string">
                <text:p>priority</text:p>
              </table:table-cell>
              <table:table-cell office:value-type="float" office:value="16.4948453608247">
                <text:p>16.4948453608247</text:p>
              </table:table-cell>
              <table:table-cell office:value-type="float" office:value="30.9278350515464">
                <text:p>30.9278350515464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63.6871508379888">
                <text:p>63.6871508379888</text:p>
              </table:table-cell>
              <table:table-cell office:value-type="float" office:value="46.0893854748603">
                <text:p>46.0893854748603</text:p>
              </table:table-cell>
            </table:table-row>
            <table:table-row>
              <table:table-cell office:value-type="string">
                <text:p>relational</text:p>
              </table:table-cell>
              <table:table-cell office:value-type="float" office:value="66.6254635352287">
                <text:p>66.6254635352287</text:p>
              </table:table-cell>
              <table:table-cell office:value-type="float" office:value="60.0741656365884">
                <text:p>60.0741656365884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78.9473684210526">
                <text:p>78.9473684210526</text:p>
              </table:table-cell>
              <table:table-cell office:value-type="float" office:value="57.8947368421053">
                <text:p>57.8947368421053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75cm" svg:y="4.188cm" style:legend-expansion="high" chart:style-name="ch2"/>
        <chart:plot-area chart:style-name="ch3" table:cell-range-address="Sheet1.A1:Sheet1.A14 Sheet1.E1:Sheet1.E14" chart:data-source-has-labels="both" svg:x="0.77cm" svg:y="0.855cm" svg:width="12.565cm" svg:height="7.545cm">
          <chartooo:coordinate-region svg:x="1.762cm" svg:y="1.068cm" svg:width="11.281cm" svg:height="6.235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4" chart:label-cell-address="Sheet1.E1:Sheet1.E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 tes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iltins</text:p>
                <draw:g>
                  <svg:desc>Sheet1.A2:Sheet1.A14</svg:desc>
                </draw:g>
              </table:table-cell>
              <table:table-cell office:value-type="float" office:value="51">
                <text:p>51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arithmetic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logical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priority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relational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